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8Num2">
      <style:text-properties officeooo:paragraph-rsid="00067d53"/>
    </style:style>
    <style:style style:name="P2" style:family="paragraph" style:parent-style-name="Standard" style:list-style-name="WW8Num3">
      <style:text-properties officeooo:paragraph-rsid="00067d53"/>
    </style:style>
    <style:style style:name="P3" style:family="paragraph" style:parent-style-name="Standard" style:list-style-name="WW8Num1">
      <style:text-properties officeooo:paragraph-rsid="00067d53"/>
    </style:style>
    <style:style style:name="P4" style:family="paragraph" style:parent-style-name="Standard">
      <style:text-properties officeooo:paragraph-rsid="00067d53"/>
    </style:style>
    <style:style style:name="P5" style:family="paragraph" style:parent-style-name="Standard">
      <style:paragraph-properties fo:margin-left="0in" fo:margin-right="0in" fo:text-indent="0.25in" style:auto-text-indent="false"/>
      <style:text-properties officeooo:paragraph-rsid="00067d53"/>
    </style:style>
    <style:style style:name="P6" style:family="paragraph" style:parent-style-name="Heading_20_2">
      <style:text-properties officeooo:paragraph-rsid="00067d53"/>
    </style:style>
    <style:style style:name="P7" style:family="paragraph" style:parent-style-name="Heading_20_1">
      <style:paragraph-properties fo:break-before="page"/>
      <style:text-properties officeooo:paragraph-rsid="00067d53"/>
    </style:style>
    <style:style style:name="T1"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afety</text:h>
      <text:p text:style-name="P4"/>
      <text:p text:style-name="P4">Since this is a very physical game, strict safety rules must be followed. <text:s/>At every event, a safety marshal will be present to ensure that all weapons and spell packets meet strict safety requirements. <text:s/>Weapons will be given safety tags if they pass, and if they do not pass, they will bot be allowed to be used. <text:s/>Contact with another person must be with a weapon, spell packet or by permission only. <text:s/>Never touch someone without first asking.</text:p>
      <text:p text:style-name="P4"/>
      <text:h text:style-name="P6" text:outline-level="2">Weapons</text:h>
      <text:p text:style-name="P4"/>
      <text:p text:style-name="P4">There are many different kinds of weapons. <text:s/>Only weapons described here may be used in this game. <text:s/>Most toy weapons will be allowed if they follow these basic guidelines:</text:p>
      <text:list xml:id="list3650978319" text:style-name="WW8Num2">
        <text:list-item>
          <text:p text:style-name="P1">Missile weapons must have no hard spots anywhere. <text:s/>These must be made of foam with no plastic, cardboard or metal parts.</text:p>
        </text:list-item>
        <text:list-item>
          <text:p text:style-name="P1">Swords must be covered in foam with no protruding hard spots.</text:p>
        </text:list-item>
      </text:list>
      <text:p text:style-name="P4">All weapons of any kind must be approved by a safety marshal before every game. <text:s/>If you are unsure whether a toy will be allowed or not, please ask a safety marshal.</text:p>
      <text:p text:style-name="P4"/>
      <text:p text:style-name="P4">Boffer weapon construction</text:p>
      <text:p text:style-name="P4">Materials needed:</text:p>
      <text:list xml:id="list557717604" text:style-name="WW8Num3">
        <text:list-item>
          <text:p text:style-name="P2">CPVC or PVC piping, or PVC electrical conduit</text:p>
        </text:list-item>
        <text:list-item>
          <text:p text:style-name="P2">5/8” thick closed cell foam pipe insulation</text:p>
        </text:list-item>
        <text:list-item>
          <text:p text:style-name="P2">Open cell foam, such as that used for seat cushions</text:p>
        </text:list-item>
        <text:list-item>
          <text:p text:style-name="P2">Grey duct tape (other colors are reserved)</text:p>
        </text:list-item>
        <text:list-item>
          <text:p text:style-name="P2">Hack saw or pipe cutter</text:p>
        </text:list-item>
        <text:list-item>
          <text:p text:style-name="P2">Knife or razor</text:p>
        </text:list-item>
        <text:list-item>
          <text:p text:style-name="P2">Awl or large pin</text:p>
        </text:list-item>
        <text:list-item>
          <text:p text:style-name="P2">Washers</text:p>
        </text:list-item>
        <text:list-item>
          <text:p text:style-name="P2">Double-sided tape (optional)</text:p>
        </text:list-item>
        <text:list-item>
          <text:p text:style-name="P2">Strapping tape for reinforcement (optional)</text:p>
        </text:list-item>
        <text:list-item>
          <text:p text:style-name="P2">Weights, such as old batteries (optional)</text:p>
        </text:list-item>
      </text:list>
      <text:p text:style-name="P4"/>
      <text:p text:style-name="P4">All of these items can be bought at most hardware stores, and the open cell foam can be bought at most department stores or craft stores that sell pillow inserts.</text:p>
      <text:p text:style-name="P4"/>
      <text:p text:style-name="P4">Almost any type of weapon is allowed with a few exceptions: all ball-and-chain type weapons are prohibited as well as any weapon requiring a rope, chain or wire to connect two or more sections. <text:s/>This includes, but is not limited to, flails, ball and chains, and nunchaku. <text:s/>All missile and thrown weapons must be made completely of open cell foam and duct tape. <text:span text:style-name="T1">[What about javelins made from empty pipe insulation?] </text:span>Nerf brand weapons must have a thrusting tip which is made of open cell foam and duct tape. <text:s/>Thrusting tips must be on every end or point of a weapon, including crossguards. <text:s/>This is because it is always possible to hit someone with any part of a weapon, even accidentally. <text:s/>This type of weapon is called a boffer weapon.</text:p>
      <text:p text:style-name="P4"><text:tab/>Staves will be allowed under the following conditions: they must be fully padded (no handle), you must have both hands on the weapon at all times, and you may not swing from more than a 90° arc. <text:s/>You may have your hands at any location on the weapon since there is no handle.</text:p>
      <text:p text:style-name="P4"/>
      <text:p text:style-name="P4">To make a simple long sword, you will need a 40” length of ¾” CVPC pipe, 36” of pipe insulation, 2” wide roll of duct tape, 2” wide roll of double sided tape, a knife or razor, and two ¾” washers. <text:span text:style-name="T1">[I would like to include photos here for each step, if possible.]</text:span></text:p>
      <text:list xml:id="list2114709914" text:style-name="WW8Num1">
        <text:list-item>
          <text:p text:style-name="P3"><text:soft-page-break/>The first step is to prepare the pipe. <text:s/>Using a 2” piece of duct tape, fasten a washer to one end of the pipe. <text:s/>The washer should sit on the pipe rather than in it. <text:s/>This will prevent the thrusting tip from being ruined on the end of the pipe.</text:p>
        </text:list-item>
        <text:list-item>
          <text:p text:style-name="P3">Take a 3” – 4” strip of the double-sided tape and wrap it around the pipe 24” – 26” from one end and another at the end farther from the tape you just put on. <text:s/>These will anchor the insulation to the pipe so it cannot twist.</text:p>
        </text:list-item>
        <text:list-item>
          <text:p text:style-name="P3">Next, cut a 27” length of pipe insulation. <text:s/>With your knife, make a lengthwise slit down one side of the insulation so that you can slide the pipe inside. <text:s/>This step is only necessary if your insulation is not pre-slit.</text:p>
        </text:list-item>
        <text:list-item>
          <text:p text:style-name="P3">Now slide the pipe inside the insulation so that 1” of insulation extends beyond the tape at the end of the pipe and the other end of the insulation lines up with bottom of the other double-sided tape.</text:p>
        </text:list-item>
        <text:list-item>
          <text:p text:style-name="P3">To make a thrusting tip, take a 2½” square of open cell foam and cut off the corners so it is somewhat circular. <text:s/>Place it at the end of the insulation “blade” and secure it to the insulation with a strip of duct tape wrapped once around it. <text:s/>Do not wrap so tightly that it compresses the foam, but also do not make it so slack that the tip will fall out. <text:s/>This does require some practice.</text:p>
        </text:list-item>
        <text:list-item>
          <text:p text:style-name="P3">Take the roll of duct tape and cut off a strip about 33” long. <text:s/>Place one end 1½” to 2” below the insulation on the pipe and lay it down on the insulation lengthwise. <text:s/>About 1½” – 2” should extend beyond the thrusting tip. <text:s/>Without compressing the tip, slit the tape down to the thrusting tip and lay the tape across it so that it lies flat.</text:p>
        </text:list-item>
        <text:list-item>
          <text:p text:style-name="P3">Repeat step 6, overlapping the previous strip by ¼”, until the entire circumference is covered.</text:p>
        </text:list-item>
        <text:list-item>
          <text:p text:style-name="P3">For the pommel, take 2” of insulation and slide it onto the pare end of the pipe so that 1” extends beyond the end of the pipe, just like for the blade tip.</text:p>
        </text:list-item>
        <text:list-item>
          <text:p text:style-name="P3">Make another thrusting tip just like you did in step 5 and secure it to the pommel in the same manner.</text:p>
        </text:list-item>
        <text:list-item>
          <text:p text:style-name="P3">Cut a 7” strip of duct tape, and lay one end of it on the pipe about 2” below the insulation and apply the tape just as for the blade. <text:s/>Repeat until the entire pommel is covered.</text:p>
        </text:list-item>
        <text:list-item>
          <text:p text:style-name="P3">Using an awl or a large pin, poke the thrusting tip a few times to allow air to escape so it can compress to about 50%. <text:s/>If the tip does not compress sufficiently, poke it a few more times. <text:s/>Remember, though, a marshal can always poke more holes, but you can’t remove holes later if it compresses too much.</text:p>
        </text:list-item>
        <text:list-item>
          <text:p text:style-name="P3">Now wrap the pare pipe with duct tape, rope, cloth, or whatever you want for a grip (within reason) and you have a very basic long sword.</text:p>
        </text:list-item>
      </text:list>
      <text:p text:style-name="P4"/>
      <text:p text:style-name="P5">All basic weapons are grey. <text:s/>Permanently magic weapons are the color of their element (see the magic section for specific colors). <text:s/>Psionic weapons and shields are purple.</text:p>
      <text:p text:style-name="P4"><text:tab/>All weapons are based on the sword, with the exception of thrown weapons. <text:s/>TO make shaping such as for a battle axe, use open cell foam and cut it to the desired shape. <text:s/>Attach this to the blade with tape running parallel to the blade after step 7, and cover with tape in the same manner as for the blade, poking it with the awl the same way as for the thrusting tips.</text:p>
      <text:p text:style-name="P4"><text:tab/>Javelins are made with pipe insulation cut to the final length of the weapon and covered with tape in the same way you covered the sword’s blade. <text:s/>Use only insulation and foam for these.</text:p>
      <text:p text:style-name="P4"><text:tab/>Other thrown weapons, such as boffer books, rocks, or anything else, are made completely of open cell foam and duct tape. <text:s/>Minimum dimensions are 2” and maximum dimensions are 12”. <text:s/>They must have no stiff corners or protrusions. <text:s/>N.B.: No real rocks are allowed as weapons. <text:s/>Do not throw real ro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1:06:21.532075940</meta:creation-date>
    <dc:date>2018-08-28T11:06:45.834523965</dc:date>
    <meta:editing-duration>PT24S</meta:editing-duration>
    <meta:editing-cycles>1</meta:editing-cycles>
    <meta:document-statistic meta:table-count="0" meta:image-count="0" meta:object-count="0" meta:page-count="2" meta:paragraph-count="40" meta:word-count="1230" meta:character-count="6466" meta:non-whitespace-character-count="5265"/>
    <meta:generator>LibreOffice/6.0.3.2$Linux_X86_64 LibreOffice_project/00m0$Build-2</meta:generator>
  </office:meta>
</office:document-meta>
</file>